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NameMangler.stripExtension( File js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NameMangler.mapJspToBaseName( File jsp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spNameMangler.mapJspToJavaName( File js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NameMangler.mangleChar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pNameMangler.map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